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25-02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25-01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24-01-0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23-01-0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22-01-0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21-01-0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20-01-07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9-01-0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8-01-03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7-01-09 16:07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6-01-08 20:18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5-01-08 15:09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4-01-0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3-01-08 19:49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2-01-06 14:50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1-01-06 15:10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10-01-07 20:14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9-01-05 15:38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8-01-15 15:32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6-01-06 14:30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5-01-04 21:52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4-01-05 18:26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3-01-07 21:2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2-01-14 22:21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1-01-09 22:25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1999-01-04 23:44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611100545501</text:p>
          </table:table-cell>
          <table:table-cell office:value-type="string" calcext:value-type="string">
            <text:p>20S 33W 36CAD 01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